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6d0e" officeooo:paragraph-rsid="00166d0e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9:17:34.202337647</meta:creation-date>
    <dc:date>2017-03-21T19:18:25.702811740</dc:date>
    <meta:editing-duration>PT51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2.6.2$Linux_X86_64 LibreOffice_project/20$Build-2</meta:generator>
  </office:meta>
</office:document-meta>
</file>